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in" style:rel-column-width="19582*"/>
    </style:style>
    <style:style style:name="Table1.B" style:family="table-column">
      <style:table-column-properties style:column-width="0.25in" style:rel-column-width="2447*"/>
    </style:style>
    <style:style style:name="Table1.C" style:family="table-column">
      <style:table-column-properties style:column-width="2.1875in" style:rel-column-width="21418*"/>
    </style:style>
    <style:style style:name="Table1.E" style:family="table-column">
      <style:table-column-properties style:column-width="2.0063in" style:rel-column-width="19641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color="#000000" fo:font-size="16pt" fo:font-weight="normal" officeooo:rsid="0013da82" officeooo:paragraph-rsid="0013da82" style:font-weight-asian="normal" style:font-weight-complex="normal"/>
    </style:style>
    <style:style style:name="P2" style:family="paragraph" style:parent-style-name="Standard">
      <style:text-properties fo:color="#000000" fo:font-weight="bold" style:font-weight-asian="bold" style:font-weight-complex="bold"/>
    </style:style>
    <style:style style:name="P3" style:family="paragraph" style:parent-style-name="Standard">
      <style:text-properties fo:color="#000000" fo:font-weight="bold" officeooo:rsid="002a174f" officeooo:paragraph-rsid="003810a4" style:font-weight-asian="bold" style:font-weight-complex="bold"/>
    </style:style>
    <style:style style:name="P4" style:family="paragraph" style:parent-style-name="Standard">
      <style:text-properties fo:color="#000000" fo:font-weight="bold" officeooo:paragraph-rsid="003bafb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size="8pt" officeooo:rsid="001635f0" officeooo:paragraph-rsid="001635f0"/>
    </style:style>
    <style:style style:name="P6" style:family="paragraph" style:parent-style-name="Standard">
      <style:paragraph-properties fo:break-before="page"/>
      <style:text-properties fo:color="#000000" fo:font-weight="bold" officeooo:paragraph-rsid="003bafb4" style:font-weight-asian="bold" style:font-weight-complex="bold"/>
    </style:style>
    <style:style style:name="P7" style:family="paragraph" style:parent-style-name="Table_20_Contents">
      <style:text-properties fo:color="#000000" fo:font-weight="bold" officeooo:rsid="0014bce9" officeooo:paragraph-rsid="003810a4" style:font-weight-asian="bold" style:font-weight-complex="bold"/>
    </style:style>
    <style:style style:name="P8" style:family="paragraph" style:parent-style-name="Table_20_Contents">
      <style:text-properties fo:color="#000000" fo:font-weight="bold" officeooo:paragraph-rsid="003810a4" style:font-weight-asian="bold" style:font-weight-complex="bold"/>
    </style:style>
    <style:style style:name="P9" style:family="paragraph" style:parent-style-name="Table_20_Contents">
      <style:text-properties fo:color="#000000" fo:font-size="11pt" officeooo:paragraph-rsid="003810a4" style:font-size-asian="11pt" style:font-size-complex="11pt"/>
    </style:style>
    <style:style style:name="P10" style:family="paragraph" style:parent-style-name="Table_20_Contents">
      <style:text-properties fo:color="#000000" fo:font-size="11pt" fo:font-weight="bold" officeooo:paragraph-rsid="003810a4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fo:color="#000000" officeooo:paragraph-rsid="003810a4"/>
    </style:style>
    <style:style style:name="P12" style:family="paragraph" style:parent-style-name="Heading_20_5">
      <style:paragraph-properties fo:text-align="center" style:justify-single-word="false"/>
      <style:text-properties fo:color="#000000" fo:font-size="14pt" fo:font-weight="normal" officeooo:rsid="0013da82" officeooo:paragraph-rsid="0013da82" style:font-size-asian="10pt" style:font-weight-asian="normal" style:font-size-complex="16pt" style:font-weight-complex="normal"/>
    </style:style>
    <style:style style:name="P13" style:family="paragraph" style:parent-style-name="Standard" style:list-style-name="L1">
      <style:text-properties officeooo:paragraph-rsid="003d0667"/>
    </style:style>
    <style:style style:name="P14" style:family="paragraph" style:parent-style-name="Standard">
      <style:text-properties fo:color="#000000"/>
    </style:style>
    <style:style style:name="P15" style:family="paragraph" style:parent-style-name="Standard">
      <style:paragraph-properties fo:text-align="center" style:justify-single-word="false"/>
      <style:text-properties fo:color="#000000" fo:font-size="18pt" fo:font-weight="normal" officeooo:rsid="0013da82" officeooo:paragraph-rsid="0013da82" style:font-weight-asian="normal" style:font-size-complex="16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fo:font-size="8pt" fo:font-weight="normal" officeooo:rsid="001635f0" officeooo:paragraph-rsid="004f763a" style:font-weight-asian="normal" style:font-size-complex="16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fo:font-size="8pt" fo:font-weight="normal" officeooo:paragraph-rsid="0028a767" style:font-weight-asian="normal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color="#000000" officeooo:paragraph-rsid="003bafb4"/>
    </style:style>
    <style:style style:name="P19" style:family="paragraph" style:parent-style-name="Standard">
      <style:text-properties fo:color="#000000" fo:font-weight="bold" style:font-weight-asian="bold" style:font-weight-complex="bold"/>
    </style:style>
    <style:style style:name="P20" style:family="paragraph" style:parent-style-name="Standard">
      <style:text-properties fo:color="#000000" fo:font-weight="bold" officeooo:paragraph-rsid="00199aad" style:font-weight-asian="bold" style:font-weight-complex="bold"/>
    </style:style>
    <style:style style:name="P21" style:family="paragraph" style:parent-style-name="Standard">
      <style:text-properties fo:color="#000000" fo:font-weight="bold" officeooo:paragraph-rsid="001a5843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00" fo:font-weight="bold" officeooo:rsid="002a174f" officeooo:paragraph-rsid="003bafb4" style:font-weight-asian="bold" style:font-weight-complex="bold"/>
    </style:style>
    <style:style style:name="P23" style:family="paragraph" style:parent-style-name="Standard">
      <style:text-properties fo:color="#000000" fo:font-weight="bold" officeooo:rsid="002a174f" officeooo:paragraph-rsid="003810a4" style:font-weight-asian="bold" style:font-weight-complex="bold"/>
    </style:style>
    <style:style style:name="P24" style:family="paragraph" style:parent-style-name="Standard">
      <style:text-properties fo:color="#000000" fo:font-weight="bold" officeooo:paragraph-rsid="003810a4" style:font-weight-asian="bold" style:font-weight-complex="bold"/>
    </style:style>
    <style:style style:name="P25" style:family="paragraph" style:parent-style-name="Standard">
      <style:text-properties fo:color="#000000" fo:font-size="11pt" style:font-size-asian="11pt" style:font-size-complex="11pt"/>
    </style:style>
    <style:style style:name="P26" style:family="paragraph" style:parent-style-name="Standard">
      <style:text-properties fo:color="#000000" fo:font-size="11pt" officeooo:paragraph-rsid="003810a4" style:font-size-asian="11pt" style:font-size-complex="11pt"/>
    </style:style>
    <style:style style:name="P27" style:family="paragraph" style:parent-style-name="Standard">
      <style:text-properties fo:color="#000000" fo:font-size="11pt" officeooo:rsid="0014bce9" officeooo:paragraph-rsid="003810a4" style:font-size-asian="11pt" style:font-size-complex="11pt"/>
    </style:style>
    <style:style style:name="P28" style:family="paragraph" style:parent-style-name="Standard">
      <style:text-properties fo:color="#000000" fo:font-size="11pt" officeooo:rsid="004b8733" officeooo:paragraph-rsid="004b8733" style:font-size-asian="11pt" style:font-size-complex="11pt"/>
    </style:style>
    <style:style style:name="P29" style:family="paragraph" style:parent-style-name="Standard">
      <style:text-properties fo:color="#000000" fo:font-size="11pt" fo:font-weight="bold" officeooo:rsid="004b8733" officeooo:paragraph-rsid="004b8733" style:font-size-asian="11pt" style:font-weight-asian="bold" style:font-size-complex="11pt" style:font-weight-complex="bold"/>
    </style:style>
    <style:style style:name="P30" style:family="paragraph" style:parent-style-name="Standard">
      <style:text-properties fo:color="#000000" fo:font-size="11pt" fo:font-weight="bold" officeooo:paragraph-rsid="003810a4" style:font-size-asian="11pt" style:font-weight-asian="bold" style:font-size-complex="11pt" style:font-weight-complex="bold"/>
    </style:style>
    <style:style style:name="P31" style:family="paragraph" style:parent-style-name="Standard" style:list-style-name="L1">
      <style:text-properties fo:color="#000000"/>
    </style:style>
    <style:style style:name="P32" style:family="paragraph" style:parent-style-name="Standard" style:list-style-name="L1">
      <style:text-properties fo:color="#000000" officeooo:paragraph-rsid="003d0667"/>
    </style:style>
    <style:style style:name="P33" style:family="paragraph" style:parent-style-name="Standard" style:list-style-name="L1">
      <style:text-properties fo:color="#000000" officeooo:paragraph-rsid="004f763a"/>
    </style:style>
    <style:style style:name="P34" style:family="paragraph" style:parent-style-name="Standard" style:list-style-name="L2">
      <style:text-properties fo:color="#000000"/>
    </style:style>
    <style:style style:name="P35" style:family="paragraph" style:parent-style-name="Standard" style:list-style-name="L2">
      <style:text-properties fo:color="#000000" officeooo:paragraph-rsid="0042cc59"/>
    </style:style>
    <style:style style:name="P36" style:family="paragraph" style:parent-style-name="Standard">
      <style:text-properties fo:color="#000000" officeooo:paragraph-rsid="003810a4"/>
    </style:style>
    <style:style style:name="P37" style:family="paragraph" style:parent-style-name="Standard" style:list-style-name="L3">
      <style:text-properties fo:color="#000000"/>
    </style:style>
    <style:style style:name="P38" style:family="paragraph" style:parent-style-name="Standard">
      <style:paragraph-properties fo:text-align="center" style:justify-single-word="false"/>
      <style:text-properties fo:color="#000000" fo:font-size="12pt" fo:font-weight="bold" officeooo:rsid="0027726a" officeooo:paragraph-rsid="004544a0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000000" fo:font-size="12pt" fo:font-weight="bold" officeooo:rsid="0027726a" officeooo:paragraph-rsid="00203e39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</style:style>
    <style:style style:name="T1" style:family="text">
      <style:text-properties officeooo:rsid="001675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bafb4" style:font-weight-asian="bold" style:font-weight-complex="bold"/>
    </style:style>
    <style:style style:name="T4" style:family="text">
      <style:text-properties fo:font-weight="bold" officeooo:rsid="003e4955" style:font-weight-asian="bold" style:font-weight-complex="bold"/>
    </style:style>
    <style:style style:name="T5" style:family="text">
      <style:text-properties fo:font-weight="bold" officeooo:rsid="0040633f" style:font-weight-asian="bold" style:font-weight-complex="bold"/>
    </style:style>
    <style:style style:name="T6" style:family="text">
      <style:text-properties fo:font-weight="bold" officeooo:rsid="001a5843" style:font-weight-asian="bold" style:font-weight-complex="bold"/>
    </style:style>
    <style:style style:name="T7" style:family="text">
      <style:text-properties fo:font-weight="bold" officeooo:rsid="004f763a" style:font-weight-asian="bold" style:font-weight-complex="bold"/>
    </style:style>
    <style:style style:name="T8" style:family="text">
      <style:text-properties officeooo:rsid="00267c01"/>
    </style:style>
    <style:style style:name="T9" style:family="text">
      <style:text-properties officeooo:rsid="0029f7d9"/>
    </style:style>
    <style:style style:name="T10" style:family="text">
      <style:text-properties officeooo:rsid="002ec396"/>
    </style:style>
    <style:style style:name="T11" style:family="text">
      <style:text-properties officeooo:rsid="00326d23"/>
    </style:style>
    <style:style style:name="T12" style:family="text">
      <style:text-properties fo:color="#000000"/>
    </style:style>
    <style:style style:name="T13" style:family="text">
      <style:text-properties fo:color="#000000" fo:font-size="10pt"/>
    </style:style>
    <style:style style:name="T14" style:family="text">
      <style:text-properties fo:color="#000000" fo:font-size="10pt" officeooo:rsid="00379324"/>
    </style:style>
    <style:style style:name="T15" style:family="text">
      <style:text-properties fo:color="#000000" officeooo:rsid="004f763a"/>
    </style:style>
    <style:style style:name="T16" style:family="text">
      <style:text-properties fo:color="#000000" officeooo:rsid="0029f7d9"/>
    </style:style>
    <style:style style:name="T17" style:family="text">
      <style:text-properties fo:color="#000000" style:text-underline-style="solid" style:text-underline-width="auto" style:text-underline-color="font-color" fo:font-weight="bold" officeooo:rsid="003bafb4" style:font-weight-asian="bold" style:font-weight-complex="bold"/>
    </style:style>
    <style:style style:name="T18" style:family="text">
      <style:text-properties fo:color="#000000" style:text-underline-style="solid" style:text-underline-width="auto" style:text-underline-color="font-color" fo:font-weight="bold" officeooo:rsid="005052fa" style:font-weight-asian="bold" style:font-weight-complex="bold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000000" fo:font-weight="bold" officeooo:rsid="003bafb4" style:font-weight-asian="bold" style:font-weight-complex="bold"/>
    </style:style>
    <style:style style:name="T21" style:family="text">
      <style:text-properties fo:color="#000000" fo:font-weight="bold" officeooo:rsid="004f763a" style:font-weight-asian="bold" style:font-weight-complex="bold"/>
    </style:style>
    <style:style style:name="T22" style:family="text">
      <style:text-properties fo:color="#000000" fo:font-weight="bold" officeooo:rsid="001a5843" style:font-weight-asian="bold" style:font-weight-complex="bold"/>
    </style:style>
    <style:style style:name="T23" style:family="text">
      <style:text-properties fo:color="#000000" fo:font-weight="bold" officeooo:rsid="005052fa" style:font-weight-asian="bold" style:font-weight-complex="bold"/>
    </style:style>
    <style:style style:name="T24" style:family="text">
      <style:text-properties fo:color="#000000" officeooo:rsid="003bafb4"/>
    </style:style>
    <style:style style:name="T25" style:family="text">
      <style:text-properties fo:color="#333333"/>
    </style:style>
    <style:style style:name="T26" style:family="text">
      <style:text-properties fo:color="#333333" fo:font-size="11pt" style:font-size-asian="11pt" style:font-size-complex="11pt"/>
    </style:style>
    <style:style style:name="T27" style:family="text">
      <style:text-properties fo:color="#333333" fo:font-size="11pt" officeooo:rsid="003550ba" style:font-size-asian="11pt" style:font-size-complex="11pt"/>
    </style:style>
    <style:style style:name="T28" style:family="text">
      <style:text-properties fo:color="#333333" fo:font-weight="bold" style:font-weight-asian="bold" style:font-weight-complex="bold"/>
    </style:style>
    <style:style style:name="T29" style:family="text">
      <style:text-properties fo:color="#333333" fo:font-weight="bold" officeooo:rsid="003bafb4" style:font-weight-asian="bold" style:font-weight-complex="bold"/>
    </style:style>
    <style:style style:name="T30" style:family="text">
      <style:text-properties fo:color="#333333" fo:font-weight="bold" officeooo:rsid="001a5843" style:font-weight-asian="bold" style:font-weight-complex="bold"/>
    </style:style>
    <style:style style:name="T31" style:family="text">
      <style:text-properties fo:color="#333333" fo:font-weight="bold" officeooo:rsid="003e4955" style:font-weight-asian="bold" style:font-weight-complex="bold"/>
    </style:style>
    <style:style style:name="T32" style:family="text">
      <style:text-properties fo:color="#333333" fo:font-weight="bold" officeooo:rsid="0040633f" style:font-weight-asian="bold" style:font-weight-complex="bold"/>
    </style:style>
    <style:style style:name="T33" style:family="text">
      <style:text-properties fo:color="#333333" officeooo:rsid="003bafb4"/>
    </style:style>
    <style:style style:name="T34" style:family="text">
      <style:text-properties fo:color="#333333" style:text-underline-style="solid" style:text-underline-width="auto" style:text-underline-color="font-color" fo:font-weight="bold" officeooo:rsid="003bafb4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3bafb4" style:font-weight-asian="bold" style:font-weight-complex="bold"/>
    </style:style>
    <style:style style:name="T36" style:family="text">
      <style:text-properties officeooo:rsid="0042db6f"/>
    </style:style>
    <style:style style:name="T37" style:family="text">
      <style:text-properties officeooo:rsid="004b8733"/>
    </style:style>
    <style:style style:name="T38" style:family="text">
      <style:text-properties fo:color="#3465a4" fo:font-size="10pt" fo:font-weight="bold" officeooo:rsid="0027726a" style:font-weight-asian="bold" style:font-weight-complex="bold"/>
    </style:style>
    <style:style style:name="T39" style:family="text">
      <style:text-properties fo:font-size="10pt"/>
    </style:style>
    <style:style style:name="T40" style:family="text">
      <style:text-properties fo:font-size="10pt" fo:font-weight="bold" officeooo:rsid="0027726a" style:font-weight-asian="bold" style:font-weight-complex="bold"/>
    </style:style>
    <style:style style:name="T41" style:family="text">
      <style:text-properties fo:font-size="10pt" officeooo:rsid="00379324"/>
    </style:style>
    <style:style style:name="T42" style:family="text">
      <style:text-properties fo:font-size="10pt" officeooo:rsid="0027726a"/>
    </style:style>
    <style:style style:name="T43" style:family="text">
      <style:text-properties officeooo:rsid="003bafb4"/>
    </style:style>
    <style:style style:name="T44" style:family="text">
      <style:text-properties fo:font-size="11pt" style:font-size-asian="11pt" style:font-size-complex="11pt"/>
    </style:style>
    <style:style style:name="T45" style:family="text">
      <style:text-properties fo:font-size="11pt" officeooo:rsid="003550ba" style:font-size-asian="11pt" style:font-size-complex="11pt"/>
    </style:style>
    <style:style style:name="T46" style:family="text">
      <style:text-properties officeooo:rsid="0027726a"/>
    </style:style>
    <style:style style:name="T47" style:family="text">
      <style:text-properties officeooo:rsid="00379324"/>
    </style:style>
    <style:style style:name="T48" style:family="text">
      <style:text-properties officeooo:rsid="004f763a"/>
    </style:style>
    <style:style style:name="T49" style:family="text">
      <style:text-properties officeooo:rsid="005052fa"/>
    </style:style>
    <style:style style:name="T50" style:family="text">
      <style:text-properties officeooo:rsid="00525a7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obaker Abd Albagi Altaif Ahmed</text:p>
      <text:p text:style-name="P15">أبوبكر عبد الباقي الطائف أحمد</text:p>
      <text:p text:style-name="P16">Sudanese, Male, Muslim, Married, 30/7/1985</text:p>
      <text:h text:style-name="P12" text:outline-level="5">Senior Full-Stack Programmer</text:h>
      <text:p text:style-name="P17"><text:span text:style-name="T46">https://bakrialtaif.github.io - </text:span>altaif.bakri@gmail.com – <text:span text:style-name="T47">00</text:span>249963144047</text:p>
      <text:p text:style-name="P5"/>
      <text:p text:style-name="P14"/>
      <text:p text:style-name="P40"><text:span text:style-name="T12">Experienced </text:span><text:span text:style-name="T15">S</text:span><text:span text:style-name="T12">enior </text:span><text:span text:style-name="T15">Full-Stack P</text:span><text:span text:style-name="T12">rogrammer, with 7+ years of experience in a variety of </text:span><text:span text:style-name="T16">information and </text:span><text:span text:style-name="T12">software development positions. Demonstrated history of working in </text:span><text:span text:style-name="T16">IT </text:span><text:span text:style-name="T15">Projects</text:span><text:span text:style-name="T12">, Software Engineering, </text:span><text:span text:style-name="T16">Business,</text:span><text:span text:style-name="T12"> Statistics, Team Building and DevOps, with keen eye for details and analytical problem solving skills.</text:span></text:p>
      <text:p text:style-name="P14"/>
      <text:p text:style-name="P2">Education</text:p>
      <text:p text:style-name="P2"/>
      <table:table table:name="Table2" table:style-name="Table2">
        <table:table-column table:style-name="Table2.A"/>
        <table:table-row table:style-name="TableLine94041067426016">
          <table:table-cell table:style-name="Table2.A1" office:value-type="string">
            <text:p text:style-name="P20">BS<text:span text:style-name="T10">c</text:span></text:p>
          </table:table-cell>
        </table:table-row>
        <table:table-row table:style-name="TableLine94041067440672">
          <table:table-cell table:style-name="Table2.A1" office:value-type="string">
            <text:p text:style-name="P25">University of Khartoum</text:p>
            <text:p text:style-name="P25">Faculty of Mathematical Science</text:p>
            <text:p text:style-name="P25">Statistics &amp; Computer Science</text:p>
            <text:p text:style-name="P25">2003-2008</text:p>
          </table:table-cell>
        </table:table-row>
      </table:table>
      <text:p text:style-name="P14"/>
      <text:p text:style-name="P14"/>
      <text:p text:style-name="P21">Work</text:p>
      <text:p text:style-name="P21"/>
      <text:list xml:id="list3953978874" text:style-name="L1">
        <text:list-item>
          <text:p text:style-name="P33"><text:span text:style-name="T35">2020 – now</text:span><text:span text:style-name="T3"> <text:s/></text:span><text:span text:style-name="T4">&gt; </text:span><text:span text:style-name="T7">S</text:span><text:span text:style-name="T5">enior </text:span><text:span text:style-name="T7">Full-Stack P</text:span><text:span text:style-name="T5">rogrammer</text:span> – Khashta-Lab Co.Ltd – Sudan.</text:p>
        </text:list-item>
        <text:list-item>
          <text:p text:style-name="P13"><text:span text:style-name="T17">2014 – 201</text:span><text:span text:style-name="T18">9</text:span><text:span text:style-name="T20"> &gt; </text:span><text:span text:style-name="T19">Senior </text:span><text:span text:style-name="T23">Web Developer</text:span><text:span text:style-name="T12">– Shms Alidarh Co. Ltd – Saudi Arabi</text:span><text:span text:style-name="T24">a.</text:span></text:p>
        </text:list-item>
        <text:list-item>
          <text:p text:style-name="P31"><text:span text:style-name="T35">2013 – 2014</text:span><text:span text:style-name="T3"> &gt; </text:span><text:span text:style-name="T2">Full Stack Web Developer</text:span> - remotely - Dan Technologies – Saudi Arabia.</text:p>
        </text:list-item>
        <text:list-item>
          <text:p text:style-name="P32"><text:span text:style-name="T35">2012 – 2013</text:span><text:span text:style-name="T3"> &gt; </text:span><text:span text:style-name="T2">Programmer </text:span>– White Nile Sugar Company Co. Ltd – Sudan.</text:p>
        </text:list-item>
        <text:list-item>
          <text:p text:style-name="P32"><text:span text:style-name="T35">2010 – 2012</text:span><text:span text:style-name="T3"> &gt; </text:span><text:span text:style-name="T2">Programmer </text:span>– National Council for Training – Sudan.</text:p>
        </text:list-item>
        <text:list-item>
          <text:p text:style-name="P32"><text:span text:style-name="T35">2009 – 2010</text:span><text:span text:style-name="T3"> &gt; </text:span><text:span text:style-name="T2">IT Assistant </text:span>– Bayan College for Science and Technology – Sudan.</text:p>
        </text:list-item>
      </text:list>
      <text:p text:style-name="P4"/>
      <text:p text:style-name="P2">Areas of knowledge and expertise</text:p>
      <text:p text:style-name="P2"/>
      <text:list xml:id="list3919613215" text:style-name="L2">
        <text:list-item>
          <text:p text:style-name="P34"><text:span text:style-name="T2">ERP :</text:span> Starting with Microsoft Dynamics at White Nile Sugar Company, and then SNSO ERP specialized in <text:span text:style-name="T36">KSA </text:span>charitable <text:span text:style-name="T36">organization</text:span>.</text:p>
        </text:list-item>
        <text:list-item>
          <text:p text:style-name="P35"><text:span text:style-name="T2">Dev-Ops :</text:span> By working on a set of software projects with multinational teams, I gain strong knowledge and practice in DevOps.</text:p>
        </text:list-item>
        <text:list-item>
          <text:p text:style-name="P34"><text:span text:style-name="T2">HR &amp; Accounting :</text:span> Through the participation in building group of modules covers most of the human resources and accounting operations, in addition to administrative tasks.</text:p>
        </text:list-item>
        <text:list-item>
          <text:p text:style-name="P34"><text:span text:style-name="T2">Planning &amp; Task Management :</text:span> By participating in preparing several strategic and operational plans for companies in which i worked. And through active participation in building modules in : strategic planning, operational planning, emergency planning, project management and task management.</text:p>
        </text:list-item>
        <text:list-item>
          <text:p text:style-name="P34"><text:span text:style-name="T2">Content Writing :</text:span> I worked on a variety of assignments that required writing specialized content related to technology, software, documentation, users or audience. I write, in my spare time, on many subjects, such as literature, art and personal experiences.</text:p>
        </text:list-item>
      </text:list>
      <text:p text:style-name="P14"/>
      <text:p text:style-name="P3"/>
      <text:p text:style-name="P4"/>
      <text:p text:style-name="P6"/>
      <text:p text:style-name="P4">Training </text:p>
      <text:list xml:id="list212618980497669" text:continue-list="list3953978874" text:style-name="L1">
        <text:list-item text:start-value="1">
          <text:p text:style-name="P18"><text:span text:style-name="T2">Machine Learning with Python</text:span>, Royal College of science and technology, 2/10/2021 — 14/10/2021</text:p>
        </text:list-item>
        <text:list-item>
          <text:p text:style-name="P18"><text:span text:style-name="T2">Classic Control</text:span>, Newton Training Center, 8/12/2021 — 20/12/2021</text:p>
        </text:list-item>
        <text:list-item>
          <text:p text:style-name="P18"><text:span text:style-name="T2">Computer Diagnostics for Cars</text:span>, Newton Training Center, 8/11/2021 — 28/11/2021</text:p>
        </text:list-item>
        <text:list-item>
          <text:p text:style-name="P18"><text:span text:style-name="T2">Designing Computer Database in Accounting, </text:span>University of Khartoum – Faculty of Mathematical Science – Training Unit – 19/1/2014 – 27/1/2014.</text:p>
        </text:list-item>
        <text:list-item>
          <text:p text:style-name="P18"><text:span text:style-name="T2">Risk Management of Information Technology System,</text:span> University of Khartoum – Faculty of Mathematical Science – Training Unit – 6/2/2012 – 11/2/2012.</text:p>
        </text:list-item>
        <text:list-item>
          <text:p text:style-name="P18"><text:span text:style-name="T2">Web Designing,</text:span> Visma Information Services <text:span text:style-name="T11">Center </text:span>– Secunderabad – India – 29/9/2011 – 19/10/2011.</text:p>
        </text:list-item>
        <text:list-item>
          <text:p text:style-name="P18"><text:span text:style-name="T2">Oracle Developer,</text:span> Alsabah Service Co. Ltd – Khartoum – 15/9/2005 – 15/12/2004.</text:p>
        </text:list-item>
      </text:list>
      <text:p text:style-name="P22"/>
      <text:p text:style-name="P3">Methodologies, Language and Tools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Line94041067521760">
          <table:table-cell table:style-name="Table1.A1" office:value-type="string">
            <text:p text:style-name="P7">IT Management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4">Programming Language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4">Data Science</text:p>
          </table:table-cell>
        </table:table-row>
        <table:table-row table:style-name="TableLine94041067602768">
          <table:table-cell table:style-name="Table1.A1" office:value-type="string">
            <text:p text:style-name="P26">- ITIL</text:p>
            <text:p text:style-name="P36"><text:span text:style-name="T44">- </text:span><text:span text:style-name="T45">AGILE</text:span></text:p>
            <text:p text:style-name="P36"><text:span text:style-name="T44">- </text:span><text:span text:style-name="T45">KANPAN</text:span></text:p>
            <text:p text:style-name="P26">- RACI</text:p>
            <text:p text:style-name="P26">- Canvas Business Model</text:p>
            <text:p text:style-name="P36"><text:span text:style-name="T44">- </text:span><text:span text:style-name="T45">SCRUM</text:span></text:p>
            <text:p text:style-name="P26">- COBIT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6">- Python</text:p>
            <text:p text:style-name="P26">- PHP</text:p>
            <text:p text:style-name="P26">- <text:span text:style-name="T50">ASP.net</text:span></text:p>
            <text:p text:style-name="P26">- Dart</text:p>
            <text:p text:style-name="P26">- JavaScript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6">- SPSS</text:p>
            <text:p text:style-name="P26">- R <text:span text:style-name="T1">Package</text:span></text:p>
            <text:p text:style-name="P26">- Excel</text:p>
            <text:p text:style-name="P26">- Numby</text:p>
            <text:p text:style-name="P26">- MatPlotLib</text:p>
            <text:p text:style-name="P26">- Scikit-learn</text:p>
          </table:table-cell>
        </table:table-row>
        <table:table-row table:style-name="TableLine94041067603632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Line94041067604608">
          <table:table-cell table:style-name="Table1.A1" office:value-type="string">
            <text:p text:style-name="P24">Frameworks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3">DevOps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4">Databases</text:p>
          </table:table-cell>
        </table:table-row>
        <table:table-row table:style-name="TableLine94041067605792">
          <table:table-cell table:style-name="Table1.A1" office:value-type="string">
            <text:p text:style-name="P26">- Django</text:p>
            <text:p text:style-name="P26">- Laravel</text:p>
            <text:p text:style-name="P26">- Vue.js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6">- Git, Github, Gitlab</text:p>
            <text:p text:style-name="P26">- Digitalocean, Heroku</text:p>
            <text:p text:style-name="P26">- Linux, Ubuntu</text:p>
            <text:p text:style-name="P27">- Ansible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6">- PostgreSql</text:p>
            <text:p text:style-name="P26">- MySql</text:p>
            <text:p text:style-name="P26">- Neo4j</text:p>
            <text:p text:style-name="P26">- SqlLite</text:p>
          </table:table-cell>
        </table:table-row>
        <table:table-row table:style-name="TableLine94041067607088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6"/>
          </table:table-cell>
        </table:table-row>
        <table:table-row table:style-name="TableLine94041067608256">
          <table:table-cell table:style-name="Table1.A1" office:value-type="string">
            <text:p text:style-name="P29">Payments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3D Designing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30"/>
          </table:table-cell>
        </table:table-row>
        <table:table-row table:style-name="TableLine94041067609472">
          <table:table-cell table:style-name="Table1.A1" office:value-type="string">
            <text:p text:style-name="P28">- Stripe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6">- <text:span text:style-name="T37">CATIA V5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6"/>
          </table:table-cell>
        </table:table-row>
      </table:table>
      <text:p text:style-name="P36"/>
      <text:p text:style-name="P2"/>
      <text:p text:style-name="P2">Languages</text:p>
      <text:p text:style-name="P2"/>
      <text:list xml:id="list444355779" text:style-name="L3">
        <text:list-item>
          <text:p text:style-name="P37"><text:span text:style-name="T2">Arabic </text:span>– <text:span text:style-name="T8">m</text:span>other tongue.</text:p>
        </text:list-item>
        <text:list-item>
          <text:p text:style-name="P37"><text:span text:style-name="T2">English </text:span>– <text:span text:style-name="T8">v</text:span>ery Good.</text:p>
        </text:list-item>
      </text:list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21:12:41.775591344</meta:creation-date>
    <dc:date>2022-03-11T21:26:09.812104136</dc:date>
    <meta:editing-duration>PT2H3M24S</meta:editing-duration>
    <meta:editing-cycles>56</meta:editing-cycles>
    <meta:generator>LibreOffice/6.4.7.2$Linux_X86_64 LibreOffice_project/40$Build-2</meta:generator>
    <meta:document-statistic meta:table-count="2" meta:image-count="0" meta:object-count="0" meta:page-count="2" meta:paragraph-count="76" meta:word-count="492" meta:character-count="3291" meta:non-whitespace-character-count="2856"/>
  </office:meta>
</office:document-meta>
</file>